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362413" draw:marker-start-width="0.321cm" draw:marker-end-width="0.321cm" draw:fill="gradient" draw:fill-color="#ffffff" draw:fill-gradient-name="Gradient_20_51" draw:textarea-horizontal-align="justify" draw:textarea-vertical-align="middle" draw:auto-grow-height="false" fo:min-height="13.782cm" fo:min-width="17.45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443205" draw:marker-start-width="0.321cm" draw:marker-end-width="0.321cm" draw:fill-color="#ffff00" draw:textarea-vertical-align="middle" draw:auto-grow-height="false" fo:min-height="5.272cm" fo:min-width="3.009cm" fo:padding-top="0.165cm" fo:padding-bottom="0.165cm" fo:padding-left="0.29cm" fo:padding-right="0.29cm"/>
    </style:style>
    <style:style style:name="P1" style:family="paragraph">
      <loext:graphic-properties draw:fill="gradient" draw:fill-color="#ffffff" draw:fill-gradient-name="Gradient_20_51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0cm" svg:height="20cm" draw:transform="rotate (-1.5707963267949) translate (20.2cm 0.2cm)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14.63cm" svg:height="17.8cm" svg:x="3.3cm" svg:y="0.9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51" draw:display-name="Gradient 51" draw:style="linear" draw:start-color="#000000" draw:end-color="#ff3838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45cm" fo:page-height="20.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3T11:01:51.671883958</meta:creation-date>
    <dc:date>2020-03-16T23:11:28.892642938</dc:date>
    <meta:editing-duration>PT2H31M14S</meta:editing-duration>
    <meta:editing-cycles>64</meta:editing-cycles>
    <meta:generator>LibreOffice/6.4.1.2$Linux_X86_64 LibreOffice_project/40$Build-2</meta:generator>
    <meta:document-statistic meta:object-count="2"/>
  </office:meta>
</office:document-meta>
</file>